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archTask.getQuery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Task.withRetrie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Task.withSear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Task.Search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Task.withTrave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Task.withWa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